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Calibri" style:font-name-asian="Times New Roman" style:font-name-complex="Times New Roman"/>
    </style:style>
    <style:style style:name="P2" style:family="paragraph" style:parent-style-name="Standard">
      <style:text-properties style:font-name-asian="Times New Roman" style:font-name-complex="Times New Roman"/>
    </style:style>
    <style:style style:name="P3" style:family="paragraph" style:parent-style-name="Standard">
      <style:paragraph-properties fo:margin-left="0.25in" fo:margin-right="0in" fo:text-indent="0in" style:auto-text-indent="false"/>
    </style:style>
    <style:style style:name="P4"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style:font-name="Calibri" style:font-name-asian="Times New Roman" style:font-name-complex="Times New Roman"/>
    </style:style>
    <style:style style:name="T3" style:family="text">
      <style:text-properties style:font-name-asian="Times New Roman" style:font-name-complex="Times New Roman"/>
    </style:style>
    <style:style style:name="T4"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aily Tohban duties for RBSP EFW B1 burst management:</text:p>
      <text:p text:style-name="P3"/>
      <text:p text:style-name="Standard"><text:span text:style-name="T1">1.<text:tab/>Check for new data</text:span> at: </text:p>
      <text:p text:style-name="Standard"/>
      <text:p text:style-name="Standard">http://themis.ssl.berkeley.edu/data/rbsp/rbspa/l1/vb1/2016/?C=M;O=D</text:p>
      <text:p text:style-name="Standard">http://themis.ssl.berkeley.edu/data/rbsp/rbspb/l1/vb1/2016/?C=M;O=D</text:p>
      <text:p text:style-name="Standard"/>
      <text:p text:style-name="Standard">If there are new data files (date modified is today) and they are completely uploaded to the site (time modified is more than a few minutes ago), open a terminal window and type:</text:p>
      <text:p text:style-name="Standard"/>
      <text:p text:style-name="Standard">cd tohban</text:p>
      <text:p text:style-name="Standard">idl</text:p>
      <text:p text:style-name="Standard">tohban_daily_update_curl_AB, '2016'</text:p>
      <text:p text:style-name="Standard"/>
      <text:p text:style-name="Standard">This program will take awhile, depending on the file sizes, and eventually produce a document called "daily_update.log". <text:s/>When this is complete, see Step 5. <text:s/>Also this program downloads large files, and every so often the disc will fill up and the program will crash. <text:s/>Delete the older and larger files from the following directories in order to create space for new ones:</text:p>
      <text:p text:style-name="Standard"/>
      <text:p text:style-name="Standard">/Users/tohban/data/rbsp/rbspa/l1/vb1/2016</text:p>
      <text:p text:style-name="Standard">/Users/tohban/data/rbsp/rbspb/l1/vb1/2016</text:p>
      <text:p text:style-name="Standard"/>
      <text:p text:style-name="Standard"><text:span text:style-name="T1">2. <text:s/><text:tab/>Check space weather conditions and forecasts</text:span> at:</text:p>
      <text:p text:style-name="Standard"/>
      <text:p text:style-name="Standard">http://spaceweather.com/</text:p>
      <text:p text:style-name="Standard">http://wdc.kugi.kyoto-u.ac.jp/dst_realtime/presentmonth/index.html</text:p>
      <text:p text:style-name="Standard">http://www.swpc.noaa.gov/</text:p>
      <text:p text:style-name="Standard">http://mms.rice.edu/realtime/forecast.html</text:p>
      <text:p text:style-name="Standard"/>
      <text:p text:style-name="Standard">If there is an upcoming storm event and collections have not been requested, skip to Step 6. <text:s/>In cases of imminent storms where commands need to put in immediately, or if there is any uncertainty whether you want to overwrite data that is currently protected, contact John Wygant and the Primary Ops (see Step 7 for finding out who this is) right away.</text:p>
      <text:p text:style-name="Standard"/>
      <text:p text:style-name="Standard"><text:span text:style-name="T1">3.<text:tab/>Check recent collections</text:span> for interesting periods to request for download. <text:s/>See the times for which there is currently data stored in the collections section of the program "rbsp_b1_predict_plot.pro". <text:s/>See what wave activity occurred during these times at:</text:p>
      <text:p text:style-name="Standard"/>
      <text:p text:style-name="Standard">http://rbsp.space.umn.edu/survey/</text:p>
      <text:p text:style-name="Standard"/>
      <text:p text:style-name="Standard">If there was a major storm or a close approach or some other event of interest to the team, proceed to Step 4. <text:s/>If there was no event the team needs to see to decide what <text:soft-page-break/>should be played back, but you'd like to request some data to be played back, you can get playback requests in one of two ways:</text:p>
      <text:p text:style-name="Standard"/>
      <text:p text:style-name="Standard">(a) If you know the times you want played back, open another terminal window and type e.g.:</text:p>
      <text:p text:style-name="Standard"/>
      <text:p text:style-name="Standard">cd tohban</text:p>
      <text:p text:style-name="Standard">idl</text:p>
      <text:p text:style-name="Standard">b1_cmd_select,'RBSPA (2016-05-06/02:15:00 - 2016-05-06/02:45:00):'</text:p>
      <text:p text:style-name="Standard">This will return the following to the terminal:</text:p>
      <text:p text:style-name="Standard"/>
      <text:p text:style-name="Standard">**** For b1_cmd_crib.pro</text:p>
      <text:p text:style-name="Standard">RBSPA (2016-05-06/02:15:00 - 2016-05-06/02:45:00):</text:p>
      <text:p text:style-name="Standard">util.QUEUE_B1PLAYBACK( 23493, 5410)</text:p>
      <text:p text:style-name="Standard"/>
      <text:p text:style-name="Standard"/>
      <text:p text:style-name="Standard">**** For rbsp_b1_predict_plot.pro</text:p>
      <text:p text:style-name="Standard"><text:s text:c="4"/>[time_double(['2016-05-06/02:15','2016-05-06/02:45'])], $</text:p>
      <text:p text:style-name="Standard"/>
      <text:p text:style-name="Standard"/>
      <text:p text:style-name="Standard">**** For rbsp_efw_week.log</text:p>
      <text:p text:style-name="Standard">playback <text:s text:c="3"/>a <text:s text:c="2"/>2016-05-06/02:15 <text:s text:c="3"/>2016-05-06/02:45 <text:s text:c="3"/>2016-05-11 <text:s text:c="5"/>23493 <text:s text:c="2"/>5410 <text:s text:c="7"/></text:p>
      <text:p text:style-name="Standard"/>
      <text:p text:style-name="Standard"/>
      <text:p text:style-name="Standard">**** For RBSP_B1_log.xls</text:p>
      <text:p text:style-name="Standard">05/06/16<text:tab/>16384<text:tab/><text:tab/><text:tab/><text:tab/>02:15-02:45<text:tab/>Requested 05/11<text:tab/><text:tab/><text:tab/> <text:s text:c="6"/>23493<text:tab/> <text:s text:c="7"/>5410</text:p>
      <text:p text:style-name="Standard"/>
      <text:p text:style-name="Standard">These four outputs need to be copied and pasted into the programs as noted. <text:s/>The first is the actual command request and goes at the top of the program "b1_cmd_crib.pro". <text:s/>This also needs to be included in the email to ops, as outlined in Step 7. <text:s text:c="2"/>The second output is the time for which stored data needs to be "protected" until it is played back. <text:s/>This goes under "prota" (or "protb") in the program "rbsp_b1_predict_plot.pro". <text:s/>The third is the record of requested playbacks and goes under "RBSP-A playback" in the program "rbsp_efw_week.log". <text:s/>The last is for keeping track of what playbacks have been completed and goes at the bottom of the Excel spreadsheet "RBSP_B1_log.xls".</text:p>
      <text:p text:style-name="Standard"/>
      <text:p text:style-name="Standard">(b) If you would like to choose the playback times directly from a plot, open another terminal window and type e.g.:</text:p>
      <text:p text:style-name="Standard"/>
      <text:p text:style-name="Standard">cd tohban</text:p>
      <text:p text:style-name="Standard">idl</text:p>
      <text:p text:style-name="Standard">b1_cmd_select</text:p>
      <text:p text:style-name="Standard"/>
      <text:p text:style-name="Standard">or </text:p>
      <text:p text:style-name="Standard"><text:soft-page-break/></text:p>
      <text:p text:style-name="Standard">cd tohban</text:p>
      <text:p text:style-name="Standard">idl</text:p>
      <text:p text:style-name="Standard">b1_cmd_select,/probe_b</text:p>
      <text:p text:style-name="Standard"/>
      <text:p text:style-name="Standard">This will generate a plot of recent wave activity and times when data is stored for each spacecraft. <text:s/>You will be prompted to click twice on the plot to zoom in to a chosen time period. <text:s/>Then you will be prompted to again click twice, for the start and end time of the period requested for download. <text:s/>Then the four outputs described in Step 3(a) will be printed to the screen, along with a question whether you are done requesting playbacks. <text:s/>If you type "y", the program ends and the four outputs need to be copied and pasted to the appropriate programs as described above. <text:s/>If you type "n", you will again be prompted to click to zoom in and click to choose another playback time. <text:s/></text:p>
      <text:p text:style-name="Standard"/>
      <text:p text:style-name="Standard"><text:span text:style-name="T1">4. <text:s/><text:tab/>Generate plots of recent wave activity </text:span>during collection times to send to the science team. <text:s/>If there was a major storm or a close approach or some other event of interest to the team from which we have stored data, open another terminal window and type e.g.:</text:p>
      <text:p text:style-name="Standard"/>
      <text:p text:style-name="Standard">cd tohban</text:p>
      <text:p text:style-name="Standard">idl</text:p>
      <text:p text:style-name="Standard">rbsp_plot_b1_spec,'2016-05-05',2</text:p>
      <text:p text:style-name="Standard"/>
      <text:p text:style-name="Standard">This is the program, start date, and number of days, so this example would generate plots of wave activity and collection times (and times already requested and played back if there are any) for May 5 and May 6 2016. <text:s/>These files can be found in /Users/tohban/tohban/plots, and would be called:</text:p>
      <text:p text:style-name="Standard"/>
      <text:p text:style-name="Standard">RBSP_AB_spec_b1_plbk_status_for_2016-05-05_as_of_2016-05-11.pdf</text:p>
      <text:p text:style-name="Standard">RBSP_AB_spec_b1_plbk_status_for_2016-05-06_as_of_2016-05-11.pdf</text:p>
      <text:p text:style-name="Standard"/>
      <text:p text:style-name="Standard">These then need to be attached to an email to the science team:</text:p>
      <text:p text:style-name="Standard"/>
      <text:p text:style-name="Standard">Forrest Mozer &lt;forrest.mozer@gmail.com&gt;,<text:line-break/>Chris Colpitts &lt;chrisc@fields.space.umn.edu&gt;,<text:line-break/>Christopher Colpitts &lt;colpitts@gmail.com&gt;,<text:line-break/>John Wygant &lt;wygan001@umn.edu&gt;,<text:line-break/>Cindy Cattell &lt;cattell@umn.edu&gt;,<text:line-break/>David Malaspina &lt;david.malaspina@lasp.colorado.edu&gt;,<text:line-break/>Aaron Breneman &lt;awbrenem@gmail.com&gt;,<text:line-break/>Scott Alan Thaller &lt;thaller@physics.umn.edu&gt;,<text:line-break/>Lei Dai &lt;dai@physics.umn.edu&gt;,<text:line-break/>Sheng Tian &lt;tsheng886@gmail.com&gt;,<text:line-break/>Evan Tyler &lt;nucko006@umn.edu&gt;,<text:line-break/>John Bonnell &lt;jbonnell@ssl.berkeley.edu&gt;</text:p>
      <text:p text:style-name="Standard"><text:soft-page-break/></text:p>
      <text:p text:style-name="Standard">The email would read something like:</text:p>
      <text:p text:style-name="Standard"/>
      <text:p text:style-name="Standard">"Hi all,</text:p>
      <text:p text:style-name="Standard"/>
      <text:p text:style-name="Standard">Attached are plots of the wave activity and times of stored data (black bars) from the recent storm. <text:s/>I've already requested one period of interest (blue bar), and it has begun to be played back (green bar). <text:s/>If you'd like to request additional periods for playback, please let me know by the end of the day. <text:s/>At that point, I will request new collections to overwrite this stored data. <text:s/></text:p>
      <text:p text:style-name="Standard"/>
      <text:p text:style-name="Standard">Thanks,</text:p>
      <text:p text:style-name="Standard">Your Name (Tohban)"</text:p>
      <text:p text:style-name="Standard"><text:tab/></text:p>
      <text:p text:style-name="Standard">Any time periods requested by members of the science team need to be requested as described in Step 3(a).</text:p>
      <text:p text:style-name="Standard"/>
      <text:p text:style-name="Standard"><text:span text:style-name="T1">5. <text:s/><text:tab/>Update all records</text:span> to include new downloaded data. <text:s/>Once the file "daily_update.log" has been generated (Step 1), open it and scroll to the bottom, under: <text:s/>"Read B1 data, make daily plot, updates for rbsp_efw_week.log ...". <text:s/>There will be a line like:</text:p>
      <text:p text:style-name="Standard"/>
      <text:p text:style-name="Standard">download <text:s text:c="3"/>a <text:s text:c="2"/>2016-04-03/07:24 <text:s text:c="3"/>2016-04-03/07:53 <text:s text:c="3"/>2016-04-24 <text:s text:c="3"/>16384</text:p>
      <text:p text:style-name="Standard"/>
      <text:p text:style-name="Standard">This needs to be pasted to the bottom of the " RBSP-A download" section of "rbsp_efw_week.log". <text:s/>Then look in "daily_update.log" under "Updates for RBSP_B1_log.xls" and you will see a line like:</text:p>
      <text:p text:style-name="Standard"/>
      <text:p text:style-name="Standard"><text:span text:style-name="T2">04:59 to 07:53 as of 04/23</text:span></text:p>
      <text:p text:style-name="P1"/>
      <text:p text:style-name="Standard"><text:span text:style-name="T2">This needs to be pasted into the Excel spreadsheet "RBSP_B1_logl.xls", in the "Playback" column, under the matching playback </text:span><text:span text:style-name="T3">request. <text:s/>If the end time is the end of the whole playback request time period, instead type e.g. "Playback Completed, 04/23" and "Fill" this cell in orange. <text:s/>(If for some reason a playback is never completed, indicate this and fill in red instead.)</text:span></text:p>
      <text:p text:style-name="P2"/>
      <text:p text:style-name="Standard"><text:span text:style-name="T3">Lastly, the "prota" section of the program "rbsp_b1_predict_plot.pro" needs to be updated to reflect the fact that the now downloaded data no longer needs to be protected, i.e. change:</text:span></text:p>
      <text:p text:style-name="P2"/>
      <text:p text:style-name="Standard"><text:span text:style-name="T3">[time_double(['2016-04-03/07:24','2016-04-03/08:30'])], $</text:span></text:p>
      <text:p text:style-name="P2"/>
      <text:p text:style-name="Standard">to:</text:p>
      <text:p text:style-name="Standard"/>
      <text:p text:style-name="Standard">[time_double(['2016-04-03/07:53','2016-04-03/08:30'])], $</text:p>
      <text:p text:style-name="Standard"><text:soft-page-break/></text:p>
      <text:p text:style-name="Standard">If the playback is not happening, or not happening as fast as usual, open another new terminal window and type e.g.:</text:p>
      <text:p text:style-name="Standard"/>
      <text:p text:style-name="Standard">cd tohban</text:p>
      <text:p text:style-name="Standard">idl</text:p>
      <text:p text:style-name="Standard">rb_efw_check_tm_rate,'a','2016-05-12',1</text:p>
      <text:p text:style-name="Standard"/>
      <text:p text:style-name="Standard">This program needs the probe, start date and duration for which you want the record and playback information. <text:s/>It plots a number of things, you want to see if the playback pointer (top panel) is at the memory location where the data you want is located, and if it is moving to different blocks over time as data gets played back (the second panel also shows this, as it is the derivative of the top panel). <text:s/>If not, you need to contact ops and figure out what is going wrong. <text:s text:c="2"/></text:p>
      <text:p text:style-name="Standard"/>
      <text:p text:style-name="Standard"><text:span text:style-name="T1">6.<text:tab/>Request new collection times</text:span> to overwrite unprotected data. <text:s/>Once you have updated all programs to reflect new playback requests and recently downloaded data, you will know which memory blocks still need to be protected and which are available to be rewritten with new collections. <text:s/>The first thing to do is open another terminal window and type:</text:p>
      <text:p text:style-name="Standard"/>
      <text:p text:style-name="Standard">cd tohban</text:p>
      <text:p text:style-name="Standard">idl</text:p>
      <text:p text:style-name="Standard">.run ~/tohban/files/rbsp_b1_predict_plot.pro</text:p>
      <text:p text:style-name="Standard"/>
      <text:p text:style-name="Standard">This will generate a plot showing the full memory of both spacecraft, with a running record of the location of the "record" pointer (red line) showing which memory location (y-axis) is being written to or will be written to at any given time (x-axis). <text:s/>Also shown are which memory blocks have protected data from what times (light blue) and which blocks have stored data that is not protected (black diamonds). <text:s/>Finally the current time is indicated by a vertical black line, and spacecraft contacts are indicated by red blocks at the bottom of each plot. <text:s text:c="2"/>You can use ctime, /exact to see the endpoint's exact location.</text:p>
      <text:p text:style-name="Standard"/>
      <text:p text:style-name="Standard">In looking at this plot, especially after you've just updated the program, make sure that the black/blue diamonds follow the red line exactly. <text:s/>If not then most likely you have made an error in changing the program, but you may also have made an error in requesting collections/playbacks from ops. <text:s/>The last and least likely possiblility is that ops made an error in processing your request. <text:s/>Regardless, you need to figure out what went wrong and make sure the times and memory locations line up properly.</text:p>
      <text:p text:style-name="Standard"/>
      <text:p text:style-name="Standard">Then look at the plot and get an idea roughly what memory blocks you want to overwrite, and how many orbits you will be able to request. <text:s/>Let's say there is only one period that is protected on RBSP A, and that it is roughly one orbit worth of data. <text:s/>You would then know you can write 4 orbits worth of data (at the current collection <text:soft-page-break/>scheme which is 4.5 hours of 16k samples/s and 2 hours of 2k samples/s each orbit). <text:s/>But you need to make sure the pointer goes to the end of the protected data first (see below).</text:p>
      <text:p text:style-name="Standard"/>
      <text:p text:style-name="Standard">The next thing to do is determine when the next contact with each spacecraft is. <text:s/>First go to:</text:p>
      <text:p text:style-name="Standard"/>
      <text:p text:style-name="Standard">http://www.esrl.noaa.gov/gmd/grad/neubrew/Calendar.jsp</text:p>
      <text:p text:style-name="Standard"/>
      <text:p text:style-name="Standard">And find out what day of year today and tomorrow are (e.g. May 13, 2016 is DOY 134). <text:s/>Then go to:</text:p>
      <text:p text:style-name="Standard"/>
      <text:p text:style-name="Standard">http://rbsp.space.umn.edu/data/rbsp/MOC_data_products/RBSPA/graphical_timeline/?C=M;O=D</text:p>
      <text:p text:style-name="Standard"/>
      <text:p text:style-name="Standard">And select the latest version of the graphical timeline for the appropriate day of year, e.g. "rbsp_2016_134_01.gt.pdf ". <text:s/>This opens a display showing ops activity for the given day on both spacecraft. <text:s/>The APL contact times are shown by light green horizontal bars, as indicated by "APL" on the y-axis aligned with these bars. <text:s text:c="2"/>The purple NEN contacts can also be used, but usually the next contact will be through APL. <text:s/>The start and end time of the contact are displayed and you want to use the end time, e.g. 14:48:00 on RBSPA for this date. <text:s/>All collection requests need to be at least one minute after this. <text:s/></text:p>
      <text:p text:style-name="Standard"/>
      <text:p text:style-name="Standard">Next you need to note the apogee time for RBSPA at the top of the plot, in this case 05:19:31. <text:s/>Now you can get the collection times by opening another new terminal window and typing:</text:p>
      <text:p text:style-name="Standard"/>
      <text:p text:style-name="Standard">cd tohban</text:p>
      <text:p text:style-name="Standard">idl</text:p>
      <text:p text:style-name="Standard">rbsp_orb,'2016-134/05:19:31','a'</text:p>
      <text:p text:style-name="Standard"/>
      <text:p text:style-name="Standard">This program requires DOY and apogee time, and spacecraft a or b. <text:s/>It will output the following:</text:p>
      <text:p text:style-name="Standard"/>
      <text:p text:style-name="Standard">RBSP-A, time of collection</text:p>
      <text:p text:style-name="Standard"/>
      <text:p text:style-name="Standard">RBSPA 16k collection:</text:p>
      <text:p text:style-name="Standard">2016-05-13/01:49 <text:s/>to <text:s/>2016-05-13/06:18</text:p>
      <text:p text:style-name="Standard">2016-05-13/10:46 <text:s/>to <text:s/>2016-05-13/15:15</text:p>
      <text:p text:style-name="Standard">2016-05-13/19:43 <text:s/>to <text:s/>2016-05-14/00:12</text:p>
      <text:p text:style-name="Standard">2016-05-14/04:40 <text:s/>to <text:s/>2016-05-14/09:09</text:p>
      <text:p text:style-name="Standard">2016-05-14/13:37 <text:s/>to <text:s/>2016-05-14/18:06</text:p>
      <text:p text:style-name="Standard">2016-05-14/22:35 <text:s/>to <text:s/>2016-05-15/03:04</text:p>
      <text:p text:style-name="Standard">2016-05-15/07:32 <text:s/>to <text:s/>2016-05-15/12:01</text:p>
      <text:p text:style-name="Standard">2016-05-15/16:29 <text:s/>to <text:s/>2016-05-15/20:58</text:p>
      <text:p text:style-name="Standard"><text:soft-page-break/>2016-05-16/01:26 <text:s/>to <text:s/>2016-05-16/05:55</text:p>
      <text:p text:style-name="Standard">2016-05-16/10:23 <text:s/>to <text:s/>2016-05-16/14:52</text:p>
      <text:p text:style-name="Standard">2016-05-16/19:20 <text:s/>to <text:s/>2016-05-16/23:49</text:p>
      <text:p text:style-name="Standard">2016-05-17/04:17 <text:s/>to <text:s/>2016-05-17/08:46</text:p>
      <text:p text:style-name="Standard">2016-05-17/13:14 <text:s/>to <text:s/>2016-05-17/17:43</text:p>
      <text:p text:style-name="Standard">2016-05-17/22:12 <text:s/>to <text:s/>2016-05-18/02:41</text:p>
      <text:p text:style-name="Standard">2016-05-18/07:09 <text:s/>to <text:s/>2016-05-18/11:38</text:p>
      <text:p text:style-name="Standard"/>
      <text:p text:style-name="Standard">RBSPA 2k collection:</text:p>
      <text:p text:style-name="Standard">2016-05-13/06:20 <text:s/>to <text:s/>2016-05-13/08:19</text:p>
      <text:p text:style-name="Standard">2016-05-13/15:17 <text:s/>to <text:s/>2016-05-13/17:16</text:p>
      <text:p text:style-name="Standard">2016-05-14/00:14 <text:s/>to <text:s/>2016-05-14/02:13</text:p>
      <text:p text:style-name="Standard">2016-05-14/09:11 <text:s/>to <text:s/>2016-05-14/11:10</text:p>
      <text:p text:style-name="Standard">2016-05-14/18:08 <text:s/>to <text:s/>2016-05-14/20:07</text:p>
      <text:p text:style-name="Standard">2016-05-15/03:06 <text:s/>to <text:s/>2016-05-15/05:05</text:p>
      <text:p text:style-name="Standard">2016-05-15/12:03 <text:s/>to <text:s/>2016-05-15/14:02</text:p>
      <text:p text:style-name="Standard">2016-05-15/21:00 <text:s/>to <text:s/>2016-05-15/22:59</text:p>
      <text:p text:style-name="Standard">2016-05-16/05:57 <text:s/>to <text:s/>2016-05-16/07:56</text:p>
      <text:p text:style-name="Standard">2016-05-16/14:54 <text:s/>to <text:s/>2016-05-16/16:53</text:p>
      <text:p text:style-name="Standard">2016-05-16/23:51 <text:s/>to <text:s/>2016-05-17/01:50</text:p>
      <text:p text:style-name="Standard">2016-05-17/08:48 <text:s/>to <text:s/>2016-05-17/10:47</text:p>
      <text:p text:style-name="Standard">2016-05-17/17:45 <text:s/>to <text:s/>2016-05-17/19:44</text:p>
      <text:p text:style-name="Standard">2016-05-18/02:43 <text:s/>to <text:s/>2016-05-18/04:42</text:p>
      <text:p text:style-name="Standard">2016-05-18/11:40 <text:s/>to <text:s/>2016-05-18/13:39</text:p>
      <text:p text:style-name="Standard"/>
      <text:p text:style-name="Standard">Same collection times, in format for rbsp_b1_predict_plot</text:p>
      <text:p text:style-name="Standard"><text:s text:c="4"/>[time_double(['2016-05-13/01:49', '2016-05-13/06:18']),16384],$</text:p>
      <text:p text:style-name="Standard"><text:s text:c="4"/>[time_double(['2016-05-13/06:20', '2016-05-13/08:19']), 2048],$</text:p>
      <text:p text:style-name="Standard"><text:s text:c="4"/>[time_double(['2016-05-13/10:46', '2016-05-13/15:15']),16384],$</text:p>
      <text:p text:style-name="Standard"><text:s text:c="4"/>[time_double(['2016-05-13/15:17', '2016-05-13/17:16']), 2048],$</text:p>
      <text:p text:style-name="Standard"><text:s text:c="4"/>[time_double(['2016-05-13/19:43', '2016-05-14/00:12']),16384],$</text:p>
      <text:p text:style-name="Standard"><text:s text:c="4"/>[time_double(['2016-05-14/00:14', '2016-05-14/02:13']), 2048],$</text:p>
      <text:p text:style-name="Standard"><text:s text:c="4"/>[time_double(['2016-05-14/04:40', '2016-05-14/09:09']),16384],$</text:p>
      <text:p text:style-name="Standard"><text:s text:c="4"/>[time_double(['2016-05-14/09:11', '2016-05-14/11:10']), 2048],$</text:p>
      <text:p text:style-name="Standard"><text:s text:c="4"/>[time_double(['2016-05-14/13:37', '2016-05-14/18:06']),16384],$</text:p>
      <text:p text:style-name="Standard"><text:s text:c="4"/>[time_double(['2016-05-14/18:08', '2016-05-14/20:07']), 2048],$</text:p>
      <text:p text:style-name="Standard"><text:s text:c="4"/>[time_double(['2016-05-14/22:35', '2016-05-15/03:04']),16384],$</text:p>
      <text:p text:style-name="Standard"><text:s text:c="4"/>[time_double(['2016-05-15/03:06', '2016-05-15/05:05']), 2048],$</text:p>
      <text:p text:style-name="Standard"><text:s text:c="4"/>[time_double(['2016-05-15/07:32', '2016-05-15/12:01']),16384],$</text:p>
      <text:p text:style-name="Standard"><text:s text:c="4"/>[time_double(['2016-05-15/12:03', '2016-05-15/14:02']), 2048],$</text:p>
      <text:p text:style-name="Standard"><text:s text:c="4"/>[time_double(['2016-05-15/16:29', '2016-05-15/20:58']),16384],$</text:p>
      <text:p text:style-name="Standard"><text:s text:c="4"/>[time_double(['2016-05-15/21:00', '2016-05-15/22:59']), 2048],$</text:p>
      <text:p text:style-name="Standard"><text:s text:c="4"/>[time_double(['2016-05-16/01:26', '2016-05-16/05:55']),16384],$</text:p>
      <text:p text:style-name="Standard"><text:s text:c="4"/>[time_double(['2016-05-16/05:57', '2016-05-16/07:56']), 2048],$</text:p>
      <text:p text:style-name="Standard"><text:s text:c="4"/>[time_double(['2016-05-16/10:23', '2016-05-16/14:52']),16384],$</text:p>
      <text:p text:style-name="Standard"><text:s text:c="4"/>[time_double(['2016-05-16/14:54', '2016-05-16/16:53']), 2048],$</text:p>
      <text:p text:style-name="Standard"><text:soft-page-break/><text:s text:c="4"/>[time_double(['2016-05-16/19:20', '2016-05-16/23:49']),16384],$</text:p>
      <text:p text:style-name="Standard"><text:s text:c="4"/>[time_double(['2016-05-16/23:51', '2016-05-17/01:50']), 2048],$</text:p>
      <text:p text:style-name="Standard"><text:s text:c="4"/>[time_double(['2016-05-17/04:17', '2016-05-17/08:46']),16384],$</text:p>
      <text:p text:style-name="Standard"><text:s text:c="4"/>[time_double(['2016-05-17/08:48', '2016-05-17/10:47']), 2048],$</text:p>
      <text:p text:style-name="Standard"><text:s text:c="4"/>[time_double(['2016-05-17/13:14', '2016-05-17/17:43']),16384],$</text:p>
      <text:p text:style-name="Standard"><text:s text:c="4"/>[time_double(['2016-05-17/17:45', '2016-05-17/19:44']), 2048],$</text:p>
      <text:p text:style-name="Standard"><text:s text:c="4"/>[time_double(['2016-05-17/22:12', '2016-05-18/02:41']),16384],$</text:p>
      <text:p text:style-name="Standard"><text:s text:c="4"/>[time_double(['2016-05-18/02:43', '2016-05-18/04:42']), 2048],$</text:p>
      <text:p text:style-name="Standard"><text:s text:c="4"/>[time_double(['2016-05-18/07:09', '2016-05-18/11:38']),16384],$</text:p>
      <text:p text:style-name="Standard"><text:s text:c="4"/>[time_double(['2016-05-18/11:40', '2016-05-18/13:39']), 2048],$</text:p>
      <text:p text:style-name="Standard"/>
      <text:p text:style-name="Standard">-----------------------------------------------------------------------------------------------------------</text:p>
      <text:p text:style-name="Standard"/>
      <text:p text:style-name="Standard">The first set of times is in the format needed for the email to ops. <text:s/>Since we want 4 orbits starting after 14:48 as described above, we would select the following collections times from this list:</text:p>
      <text:p text:style-name="Standard"/>
      <text:p text:style-name="Standard">RBSPA 16k collection:</text:p>
      <text:p text:style-name="Standard"/>
      <text:p text:style-name="Standard">2016-05-13/19:43 <text:s/>to <text:s/>2016-05-14/00:12</text:p>
      <text:p text:style-name="Standard">2016-05-14/04:40 <text:s/>to <text:s/>2016-05-14/09:09</text:p>
      <text:p text:style-name="Standard">2016-05-14/13:37 <text:s/>to <text:s/>2016-05-14/18:06</text:p>
      <text:p text:style-name="Standard">2016-05-14/22:35 <text:s/>to <text:s/>2016-05-15/03:04</text:p>
      <text:p text:style-name="Standard"/>
      <text:p text:style-name="Standard">RBSPA 2k collection:</text:p>
      <text:p text:style-name="Standard"/>
      <text:p text:style-name="Standard">2016-05-14/00:14 <text:s/>to <text:s/>2016-05-14/02:13</text:p>
      <text:p text:style-name="Standard">2016-05-14/09:11 <text:s/>to <text:s/>2016-05-14/11:10</text:p>
      <text:p text:style-name="Standard">2016-05-14/18:08 <text:s/>to <text:s/>2016-05-14/20:07</text:p>
      <text:p text:style-name="Standard">2016-05-15/03:06 <text:s/>to <text:s/>2016-05-15/05:05</text:p>
      <text:p text:style-name="Standard"/>
      <text:p text:style-name="Standard">The second set of times is in the format needed for the program "rbsp_b1_predict_plot.pro". <text:s/>So we would copy the following and paste it under "colla" in that program:</text:p>
      <text:p text:style-name="Standard"/>
      <text:p text:style-name="Standard">[time_double(['2016-05-13/19:43', '2016-05-14/00:12']),16384],$</text:p>
      <text:p text:style-name="Standard">[time_double(['2016-05-14/00:14', '2016-05-14/02:13']), 2048],$</text:p>
      <text:p text:style-name="Standard">[time_double(['2016-05-14/04:40', '2016-05-14/09:09']),16384],$</text:p>
      <text:p text:style-name="Standard">[time_double(['2016-05-14/09:11', '2016-05-14/11:10']), 2048],$</text:p>
      <text:p text:style-name="Standard">[time_double(['2016-05-14/13:37', '2016-05-14/18:06']),16384],$</text:p>
      <text:p text:style-name="Standard">[time_double(['2016-05-14/18:08', '2016-05-14/20:07']), 2048],$</text:p>
      <text:p text:style-name="Standard">[time_double(['2016-05-14/22:35', '2016-05-15/03:04']),16384],$</text:p>
      <text:p text:style-name="Standard">[time_double(['2016-05-15/03:06', '2016-05-15/05:05']), 2048],$</text:p>
      <text:p text:style-name="Standard"/>
      <text:p text:style-name="Standard">Now we need to make sure these collections are not overwriting the protected data. <text:s/>Looking in "RBSP_B1_log.xls" at the collection to be played back in the columns <text:soft-page-break/>"Block Start" and "Block Span", we see that the protected data started at e.g. memory block 123873 and spanned 48629 blocks of data. <text:s/>That means we are safe if we move the record pointer to block 173000 before collections begin. <text:s/>We do this by putting in a jump one minute before the first collection. <text:s/>The format for the email to ops is:</text:p>
      <text:p text:style-name="Standard"/>
      <text:p text:style-name="Standard">Jump RBSPA to block 173000 at 2016-05-14/19:42</text:p>
      <text:p text:style-name="Standard"/>
      <text:p text:style-name="Standard">And we also need to put this into "rbsp_b1_predict_plot.pro", under "jumpa", in the following format:</text:p>
      <text:p text:style-name="Standard"/>
      <text:p text:style-name="Standard">[time_double('2016-05-13/19:42'), 173000d],$</text:p>
      <text:p text:style-name="Standard"><text:s/></text:p>
      <text:p text:style-name="Standard">Save and run " rbsp_b1_predict_plot.pro", and make sure in the plot that the collections do not overwrite the protected blocks, and that they start after the current time and the next contact.</text:p>
      <text:p text:style-name="Standard"/>
      <text:p text:style-name="Standard"><text:span text:style-name="T1">7.<text:tab/>Send an email to ops</text:span> with the new command requests. <text:s/>Once you have your collection, jump and playback requests all determined, you need to send them to ops so they go into the queues and then to the spacecraft. <text:s/>To determine who is "primary ops" and will be putting the requests in, go to the Tohban Wiki page:</text:p>
      <text:p text:style-name="Standard"/>
      <text:p text:style-name="Standard">http://www.space.umn.edu/~kersten/wiki/bin/view/Tohban/WebHome?validation_key=425e746d31294d7caf9e6f2c9ddc1fdf</text:p>
      <text:p text:style-name="Standard"/>
      <text:p text:style-name="Standard">Then login, and scroll down to "Ops Command Requests and Upcoming Schedule", and you will see who is primary for the current day.</text:p>
      <text:p text:style-name="Standard"/>
      <text:p text:style-name="Standard">The email needs to have a subject like:</text:p>
      <text:p text:style-name="Standard"/>
      <text:p text:style-name="Standard"><text:span text:style-name="T4">RBSP EFW: New Command Requests for RBSP-A </text:span></text:p>
      <text:p text:style-name="Standard"/>
      <text:p text:style-name="Standard">The email will go to the following people:</text:p>
      <text:p text:style-name="Standard"/>
      <text:p text:style-name="Standard">Forrest Mozer &lt;forrest.mozer@gmail.com&gt;,<text:line-break/>Chris Colpitts &lt;chrisc@fields.space.umn.edu&gt;,<text:line-break/>Christopher Colpitts &lt;colpitts@gmail.com&gt;,<text:line-break/>John Wygant &lt;wygan001@umn.edu&gt;,<text:line-break/>Cindy Cattell &lt;cattell@umn.edu&gt;,<text:line-break/>David Malaspina &lt;david.malaspina@lasp.colorado.edu&gt;,<text:line-break/>Aaron Breneman &lt;awbrenem@gmail.com&gt;,<text:line-break/>Scott Alan Thaller &lt;thaller@physics.umn.edu&gt;,<text:line-break/>Lei Dai &lt;dai@physics.umn.edu&gt;,<text:line-break/>Sheng Tian &lt;tsheng886@gmail.com&gt;,<text:line-break/>Evan Tyler &lt;nucko006@umn.edu&gt;,<text:line-break/>Peter Schroeder &lt;peters@ssl.berkeley.edu&gt;,<text:line-break/><text:soft-page-break/>John Bonnell &lt;jbonnell@ssl.berkeley.edu&gt;,<text:line-break/>Jim McTiernan &lt;jimm@ssl.berkeley.edu&gt;</text:p>
      <text:p text:style-name="Standard"/>
      <text:p text:style-name="Standard">The email should read something like:</text:p>
      <text:p text:style-name="Standard"/>
      <text:p text:style-name="Standard">Hi (Name of Primary Ops),</text:p>
      <text:p text:style-name="Standard"/>
      <text:p text:style-name="Standard">Please put the following commands into the queue, 1 playback request, 1 jump, and 8 collections for RBSPA:</text:p>
      <text:p text:style-name="Standard"/>
      <text:p text:style-name="Standard">RBSPA:</text:p>
      <text:p text:style-name="Standard"/>
      <text:p text:style-name="Standard">Playback requests:</text:p>
      <text:p text:style-name="Standard"/>
      <text:p text:style-name="Standard">RBSPA (2016-05-06/10:00:00 - 2016-05-06/15:00:00):</text:p>
      <text:p text:style-name="Standard">util.QUEUE_B1PLAYBACK( 61714, 36696)</text:p>
      <text:p text:style-name="Standard"/>
      <text:p text:style-name="Standard">Jumps:</text:p>
      <text:p text:style-name="Standard"/>
      <text:p text:style-name="Standard">Jump RBSPA to block 173000 at 2016-05-14/19:42</text:p>
      <text:p text:style-name="Standard"/>
      <text:p text:style-name="Standard">Collections:</text:p>
      <text:p text:style-name="Standard"/>
      <text:p text:style-name="Standard">RBSPA 16k collection:</text:p>
      <text:p text:style-name="Standard"/>
      <text:p text:style-name="Standard">2016-05-13/19:43 <text:s/>to <text:s/>2016-05-14/00:12</text:p>
      <text:p text:style-name="Standard">2016-05-14/04:40 <text:s/>to <text:s/>2016-05-14/09:09</text:p>
      <text:p text:style-name="Standard">2016-05-14/13:37 <text:s/>to <text:s/>2016-05-14/18:06</text:p>
      <text:p text:style-name="Standard">2016-05-14/22:35 <text:s/>to <text:s/>2016-05-15/03:04</text:p>
      <text:p text:style-name="Standard"/>
      <text:p text:style-name="Standard">RBSPA 2k collection:</text:p>
      <text:p text:style-name="Standard"/>
      <text:p text:style-name="Standard">2016-05-14/00:14 <text:s/>to <text:s/>2016-05-14/02:13</text:p>
      <text:p text:style-name="Standard">2016-05-14/09:11 <text:s/>to <text:s/>2016-05-14/11:10</text:p>
      <text:p text:style-name="Standard">2016-05-14/18:08 <text:s/>to <text:s/>2016-05-14/20:07</text:p>
      <text:p text:style-name="Standard">2016-05-15/03:06 <text:s/>to <text:s/>2016-05-15/05:05</text:p>
      <text:p text:style-name="Standard"/>
      <text:p text:style-name="Standard">Thanks,</text:p>
      <text:p text:style-name="Standard">Your Name (Tohban)</text:p>
      <text:p text:style-name="Standard"/>
      <text:p text:style-name="Standard"><text:span text:style-name="T1">8.<text:tab/>Update files</text:span> on the Tohban Wiki. <text:s/>Going back to the Wiki (the site where you found who was primary ops for the day in Step 7), scroll down to the bottom to find the attachments. <text:s/>For each of the three attachments, if you have made changes to any of the programs "b1_cmd_crib.pro", "rbsp_b1_predict_plot.pro" (this generates a new "b1_status.png" file), or "RBSP_B1_log.xls", you need to upload the new version. <text:s/>Click on "manage", then "Choose file" and select the new version of the file you are <text:soft-page-break/>updating (they are all located in /Users/tohban/tohban/files), then click "Upload file". <text:s/></text:p>
      <text:p text:style-name="Standard"/>
      <text:p text:style-name="Standard">**If you are unsure at any point about what to do, consult other Tohbans or contact John Wygant direct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100%" fo:margin-left="0.5in" fo:margin-right="0in" fo:text-indent="0in" style:auto-text-indent="false"/>
    </style:style>
    <style:style style:name="HTML_20_Preformatted" style:display-name="HTML Preformatted" style:family="paragraph" style:parent-style-name="Standard" style:default-outline-level="" style:list-style-name="">
      <style:text-properties style:font-name="Courier"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Preformatted_20_Char" style:display-name="HTML Preformatted Char" style:family="text" style:parent-style-name="Default_20_Paragraph_20_Font">
      <style:text-properties style:font-name="Courier" fo:font-size="10pt" style:font-size-asian="10pt" style:font-size-complex="10pt"/>
    </style:style>
    <style:style style:name="FollowedHyperlink" style:family="text" style:parent-style-name="Default_20_Paragraph_20_Font">
      <style:text-properties fo:color="#8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hban</meta:initial-creator>
    <dc:creator>Evan Tyler</dc:creator>
    <meta:editing-cycles>4</meta:editing-cycles>
    <meta:creation-date>2016-05-13T18:14:00</meta:creation-date>
    <dc:date>2016-05-26T14:37:24.91</dc:date>
    <meta:editing-duration>PT2M37S</meta:editing-duration>
    <meta:generator>OpenOffice/4.1.0$Win32 OpenOffice.org_project/410m18$Build-9764</meta:generator>
    <meta:document-statistic meta:table-count="0" meta:image-count="0" meta:object-count="0" meta:page-count="11" meta:paragraph-count="213" meta:word-count="2529" meta:character-count="193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